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875cb" officeooo:paragraph-rsid="001875cb"/>
    </style:style>
    <style:style style:name="P2" style:family="paragraph" style:parent-style-name="Standard">
      <style:text-properties officeooo:rsid="0018d81a" officeooo:paragraph-rsid="0018d81a"/>
    </style:style>
    <style:style style:name="P3" style:family="paragraph" style:parent-style-name="Standard">
      <style:text-properties officeooo:paragraph-rsid="0018d81a"/>
    </style:style>
    <style:style style:name="P4" style:family="paragraph" style:parent-style-name="Standard">
      <style:text-properties style:font-name="Liberation Serif" fo:font-size="16pt" officeooo:rsid="001ad212" officeooo:paragraph-rsid="00342142" style:font-size-asian="16pt" style:font-size-complex="16pt"/>
    </style:style>
    <style:style style:name="P5" style:family="paragraph" style:parent-style-name="Standard">
      <style:text-properties style:font-name="Liberation Serif" fo:font-size="16pt" fo:font-weight="bold" officeooo:rsid="0018d81a" officeooo:paragraph-rsid="0018d81a" style:font-size-asian="16pt" style:font-weight-asian="bold" style:font-size-complex="16pt" style:font-weight-complex="bold"/>
    </style:style>
    <style:style style:name="P6" style:family="paragraph" style:parent-style-name="Standard">
      <style:text-properties style:font-name="Liberation Serif" fo:font-size="16pt" fo:font-weight="bold" officeooo:rsid="001ffda3" officeooo:paragraph-rsid="001ffda3" style:font-size-asian="16pt" style:font-weight-asian="bold" style:font-size-complex="16pt" style:font-weight-complex="bold"/>
    </style:style>
    <style:style style:name="P7" style:family="paragraph" style:parent-style-name="Standard">
      <style:text-properties style:font-name="Liberation Serif" fo:font-size="16pt" fo:font-weight="bold" officeooo:rsid="001875cb" officeooo:paragraph-rsid="001875cb" style:font-size-asian="16pt" style:font-weight-asian="bold" style:font-size-complex="16pt" style:font-weight-complex="bold"/>
    </style:style>
    <style:style style:name="P8" style:family="paragraph" style:parent-style-name="Standard">
      <style:text-properties style:font-name="Liberation Serif" fo:font-size="16pt" fo:font-style="italic" fo:font-weight="bold" officeooo:rsid="001ffda3" officeooo:paragraph-rsid="001ffda3" style:font-size-asian="16pt" style:font-style-asian="italic" style:font-weight-asian="bold" style:font-size-complex="16pt" style:font-style-complex="italic" style:font-weight-complex="bold"/>
    </style:style>
    <style:style style:name="P9" style:family="paragraph" style:parent-style-name="Standard">
      <style:text-properties style:font-name="Liberation Serif" fo:font-size="14pt" officeooo:rsid="0018d81a" officeooo:paragraph-rsid="0018d81a" style:font-size-asian="14pt" style:font-size-complex="14pt"/>
    </style:style>
    <style:style style:name="P10" style:family="paragraph" style:parent-style-name="Standard">
      <style:text-properties style:font-name="Liberation Serif" fo:font-size="14pt" officeooo:rsid="0018d81a" officeooo:paragraph-rsid="001ffda3" style:font-size-asian="14pt" style:font-size-complex="14pt"/>
    </style:style>
    <style:style style:name="P11" style:family="paragraph" style:parent-style-name="Standard">
      <style:text-properties style:font-name="Liberation Serif" fo:font-size="14pt" officeooo:rsid="001e0de3" officeooo:paragraph-rsid="001ffda3" style:font-size-asian="14pt" style:font-size-complex="14pt"/>
    </style:style>
    <style:style style:name="P12" style:family="paragraph" style:parent-style-name="Standard">
      <style:text-properties style:font-name="Liberation Serif" fo:font-size="14pt" officeooo:rsid="001ffda3" officeooo:paragraph-rsid="001ffda3" style:font-size-asian="14pt" style:font-size-complex="14pt"/>
    </style:style>
    <style:style style:name="P13" style:family="paragraph" style:parent-style-name="Standard">
      <style:text-properties style:font-name="Liberation Serif" fo:font-size="14pt" officeooo:rsid="001ffda3" officeooo:paragraph-rsid="00215c31" style:font-size-asian="14pt" style:font-size-complex="14pt"/>
    </style:style>
    <style:style style:name="P14" style:family="paragraph" style:parent-style-name="Standard">
      <style:text-properties style:font-name="Liberation Serif" fo:font-size="14pt" officeooo:rsid="00215c31" officeooo:paragraph-rsid="00215c31" style:font-size-asian="14pt" style:font-size-complex="14pt"/>
    </style:style>
    <style:style style:name="P15" style:family="paragraph" style:parent-style-name="Standard">
      <style:text-properties style:font-name="Liberation Serif" fo:font-size="14pt" officeooo:rsid="001ad212" officeooo:paragraph-rsid="00342142" style:font-size-asian="14pt" style:font-size-complex="14pt"/>
    </style:style>
    <style:style style:name="P16" style:family="paragraph" style:parent-style-name="Standard">
      <style:text-properties style:font-name="Liberation Serif" officeooo:rsid="001ffda3" officeooo:paragraph-rsid="001ffda3"/>
    </style:style>
    <style:style style:name="P17" style:family="paragraph" style:parent-style-name="Standard">
      <style:text-properties style:font-name="Liberation Serif" fo:font-size="15pt" officeooo:rsid="001875cb" officeooo:paragraph-rsid="001875cb" style:font-size-asian="15pt" style:font-size-complex="15pt"/>
    </style:style>
    <style:style style:name="P18" style:family="paragraph" style:parent-style-name="Preformatted_20_Text">
      <style:paragraph-properties fo:margin-top="0cm" fo:margin-bottom="0.499cm" loext:contextual-spacing="false"/>
    </style:style>
    <style:style style:name="P19" style:family="paragraph" style:parent-style-name="Heading_20_4">
      <style:text-properties officeooo:rsid="0018d81a" officeooo:paragraph-rsid="0018d81a"/>
    </style:style>
    <style:style style:name="P20" style:family="paragraph" style:parent-style-name="Heading_20_4">
      <style:text-properties style:font-name="Liberation Serif" fo:font-size="14pt" style:font-size-asian="14pt" style:font-size-complex="14pt"/>
    </style:style>
    <style:style style:name="P21" style:family="paragraph" style:parent-style-name="Heading_20_3">
      <style:text-properties style:font-name="Liberation Serif" fo:font-size="16pt" style:font-size-asian="16pt" style:font-size-complex="16pt"/>
    </style:style>
    <style:style style:name="P22" style:family="paragraph" style:parent-style-name="Heading_20_2">
      <style:text-properties style:font-name="Liberation Serif" fo:font-size="14pt" style:font-size-asian="14pt" style:font-size-complex="14pt"/>
    </style:style>
    <style:style style:name="P23" style:family="paragraph" style:parent-style-name="Heading_20_2">
      <style:text-properties style:font-name="Liberation Serif" fo:font-size="14pt" officeooo:rsid="002abc67" style:font-size-asian="14pt" style:font-size-complex="14pt"/>
    </style:style>
    <style:style style:name="P24" style:family="paragraph" style:parent-style-name="Heading_20_2">
      <style:text-properties style:font-name="Liberation Serif" fo:font-size="16pt" style:font-size-asian="16pt" style:font-size-complex="16pt"/>
    </style:style>
    <style:style style:name="P25" style:family="paragraph" style:parent-style-name="Text_20_body">
      <style:text-properties style:font-name="Liberation Serif" fo:font-size="14pt" style:font-size-asian="14pt" style:font-size-complex="14pt"/>
    </style:style>
    <style:style style:name="P26" style:family="paragraph" style:parent-style-name="Text_20_body">
      <style:text-properties style:font-name="Liberation Serif" fo:font-size="14pt" officeooo:paragraph-rsid="00319ec7" style:font-size-asian="14pt" style:font-size-complex="14pt"/>
    </style:style>
    <style:style style:name="P27" style:family="paragraph" style:parent-style-name="Text_20_body" style:list-style-name="L1">
      <style:text-properties style:font-name="Liberation Serif" fo:font-size="14pt" style:font-size-asian="14pt" style:font-size-complex="14pt"/>
    </style:style>
    <style:style style:name="P28" style:family="paragraph" style:parent-style-name="Text_20_body" style:list-style-name="L2">
      <style:text-properties style:font-name="Liberation Serif" fo:font-size="14pt" style:font-size-asian="14pt" style:font-size-complex="14pt"/>
    </style:style>
    <style:style style:name="P29" style:family="paragraph" style:parent-style-name="Text_20_body" style:list-style-name="L3">
      <style:text-properties style:font-name="Liberation Serif" fo:font-size="14pt" style:font-size-asian="14pt" style:font-size-complex="14pt"/>
    </style:style>
    <style:style style:name="P30" style:family="paragraph" style:parent-style-name="Text_20_body" style:list-style-name="L1">
      <style:paragraph-properties fo:margin-top="0cm" fo:margin-bottom="0cm" loext:contextual-spacing="false"/>
      <style:text-properties style:font-name="Liberation Serif" fo:font-size="14pt" style:font-size-asian="14pt" style:font-size-complex="14pt"/>
    </style:style>
    <style:style style:name="P31" style:family="paragraph" style:parent-style-name="Text_20_body" style:list-style-name="L2">
      <style:paragraph-properties fo:margin-top="0cm" fo:margin-bottom="0cm" loext:contextual-spacing="false"/>
      <style:text-properties style:font-name="Liberation Serif" fo:font-size="14pt" style:font-size-asian="14pt" style:font-size-complex="14pt"/>
    </style:style>
    <style:style style:name="P32" style:family="paragraph" style:parent-style-name="Text_20_body" style:list-style-name="L3">
      <style:paragraph-properties fo:margin-top="0cm" fo:margin-bottom="0cm" loext:contextual-spacing="false"/>
      <style:text-properties style:font-name="Liberation Serif" fo:font-size="14pt" style:font-size-asian="14pt" style:font-size-complex="14pt"/>
    </style:style>
    <style:style style:name="P33" style:family="paragraph" style:parent-style-name="Text_20_body" style:list-style-name="L3">
      <style:paragraph-properties fo:margin-top="0cm" fo:margin-bottom="0cm" loext:contextual-spacing="false"/>
    </style:style>
    <style:style style:name="P34" style:family="paragraph" style:parent-style-name="Standard">
      <style:text-properties style:font-name="Liberation Serif" fo:font-size="14pt" officeooo:rsid="001ffda3" officeooo:paragraph-rsid="001ffda3" style:font-size-asian="14pt" style:font-size-complex="14pt"/>
    </style:style>
    <style:style style:name="P35" style:family="paragraph" style:parent-style-name="Standard">
      <style:text-properties style:font-name="Liberation Serif" fo:font-size="16pt" fo:font-weight="bold" officeooo:rsid="0018d81a" officeooo:paragraph-rsid="00342142" style:font-size-asian="16pt" style:font-weight-asian="bold" style:font-size-complex="16pt" style:font-weight-complex="bold"/>
    </style:style>
    <style:style style:name="P36" style:family="paragraph">
      <loext:graphic-properties draw:fill-color="#ffffff"/>
    </style:style>
    <style:style style:name="P37" style:family="paragraph">
      <loext:graphic-properties draw:fill-color="#ffffff"/>
      <style:paragraph-properties fo:text-align="center"/>
    </style:style>
    <style:style style:name="T1" style:family="text">
      <style:text-properties officeooo:rsid="001daa93"/>
    </style:style>
    <style:style style:name="T2" style:family="text">
      <style:text-properties officeooo:rsid="001e0de3"/>
    </style:style>
    <style:style style:name="T3" style:family="text">
      <style:text-properties style:font-name="Liberation Serif" fo:font-size="14pt" style:font-size-asian="14pt" style:font-size-complex="14pt"/>
    </style:style>
    <style:style style:name="T4" style:family="text">
      <style:text-properties style:font-name="Liberation Serif" fo:font-size="14pt" officeooo:rsid="001ad212" style:font-size-asian="14pt" style:font-size-complex="14pt"/>
    </style:style>
    <style:style style:name="T5" style:family="text">
      <style:text-properties style:font-name="Liberation Serif" fo:font-size="14pt" officeooo:rsid="002e47a3" style:font-size-asian="14pt" style:font-size-complex="14pt"/>
    </style:style>
    <style:style style:name="T6" style:family="text">
      <style:text-properties style:font-name="Liberation Serif" fo:font-size="14pt" fo:font-weight="bold" style:font-size-asian="14pt" style:font-weight-asian="bold" style:font-size-complex="14pt" style:font-weight-complex="bold"/>
    </style:style>
    <style:style style:name="T7" style:family="text">
      <style:text-properties style:font-name="Liberation Serif" fo:font-size="16pt" style:font-size-asian="16pt" style:font-size-complex="16pt"/>
    </style:style>
    <style:style style:name="T8" style:family="text">
      <style:text-properties officeooo:rsid="0033700c"/>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fill-color="#ffffff" draw:textarea-horizontal-align="justify" draw:textarea-vertical-align="middle" draw:auto-grow-height="false" fo:min-height="0.873cm" fo:min-width="9.5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fo:min-height="0.953cm" fo:min-width="6.0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justify" draw:textarea-vertical-align="middle" draw:auto-grow-height="false" fo:min-height="0.953cm" fo:min-width="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justify" draw:textarea-vertical-align="middle" draw:auto-grow-height="false" fo:min-height="0.926cm" fo:min-width="9.3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ff" draw:textarea-horizontal-align="justify" draw:textarea-vertical-align="middle" draw:auto-grow-height="false" fo:min-height="1.138cm" fo:min-width="5.9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ffff" draw:textarea-horizontal-align="justify" draw:textarea-vertical-align="middle" draw:auto-grow-height="false" fo:min-height="0.979cm" fo:min-width="9.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fffff" draw:textarea-horizontal-align="justify" draw:textarea-vertical-align="middle" draw:auto-grow-height="false" fo:min-height="1.005cm" fo:min-width="5.6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ffff" draw:textarea-horizontal-align="justify" draw:textarea-vertical-align="middle" draw:auto-grow-height="false" fo:min-height="1.005cm" fo:min-width="10.0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end="Arrow" draw:marker-end-width="0.176cm"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 compilation process </text:p>
      <text:p text:style-name="P17"/>
      <text:p text:style-name="P1"/>
      <text:p text:style-name="P1"><draw:custom-shape text:anchor-type="paragraph" draw:z-index="0" draw:name="Shape1" draw:style-name="gr1" draw:text-style-name="P36" svg:width="9.579cm" svg:height="0.874cm" svg:x="3.711cm" svg:y="0.422cm"><text:p><text:s text:c="29"/>C source code (hello.c)</text:p><draw:enhanced-geometry svg:viewBox="0 0 21600 21600" draw:type="rectangle" draw:enhanced-path="M 0 0 L 21600 0 21600 21600 0 21600 0 0 Z N"/></draw:custom-shape></text:p>
      <text:p text:style-name="P1"/>
      <text:p text:style-name="P1"><draw:line text:anchor-type="paragraph" draw:z-index="8" draw:name="Shape9" draw:style-name="gr9" draw:text-style-name="P37" svg:x1="8.474cm" svg:y1="0.321cm" svg:x2="8.474cm" svg:y2="1.644cm"><text:p/></draw:line></text:p>
      <text:p text:style-name="P1"/>
      <text:p text:style-name="P1"/>
      <text:p text:style-name="P1"><draw:custom-shape text:anchor-type="paragraph" draw:z-index="1" draw:name="Shape2" draw:style-name="gr2" draw:text-style-name="P36" svg:width="6.06cm" svg:height="0.953cm" svg:x="5.378cm" svg:y="0.183cm"><text:p><text:s text:c="20"/>Preprocessor </text:p><draw:enhanced-geometry svg:viewBox="0 0 21600 21600" draw:type="rectangle" draw:enhanced-path="M 0 0 L 21600 0 21600 21600 0 21600 0 0 Z N"/></draw:custom-shape></text:p>
      <text:p text:style-name="P1"/>
      <text:p text:style-name="P1"><draw:line text:anchor-type="paragraph" draw:z-index="9" draw:name="Shape10" draw:style-name="gr9" draw:text-style-name="P37" svg:x1="8.58cm" svg:y1="0.162cm" svg:x2="8.58cm" svg:y2="1.485cm"><text:p/></draw:line></text:p>
      <text:p text:style-name="P1"/>
      <text:p text:style-name="P1"/>
      <text:p text:style-name="P1"><draw:custom-shape text:anchor-type="paragraph" draw:z-index="2" draw:name="Shape3" draw:style-name="gr3" draw:text-style-name="P36" svg:width="5.901cm" svg:height="0.953cm" svg:x="5.484cm" svg:y="0.025cm"><text:p><text:s text:c="21"/>Compiler <text:s text:c="2"/></text:p><draw:enhanced-geometry svg:viewBox="0 0 21600 21600" draw:type="rectangle" draw:enhanced-path="M 0 0 L 21600 0 21600 21600 0 21600 0 0 Z N"/></draw:custom-shape></text:p>
      <text:p text:style-name="P1"/>
      <text:p text:style-name="P1"><draw:line text:anchor-type="paragraph" draw:z-index="10" draw:name="Shape11" draw:style-name="gr9" draw:text-style-name="P37" svg:x1="8.527cm" svg:y1="0.004cm" svg:x2="8.58cm" svg:y2="1.539cm"><text:p/></draw:line></text:p>
      <text:p text:style-name="P1"/>
      <text:p text:style-name="P1"/>
      <text:p text:style-name="P1"><draw:custom-shape text:anchor-type="paragraph" draw:z-index="3" draw:name="Shape4" draw:style-name="gr4" draw:text-style-name="P36" svg:width="9.393cm" svg:height="0.927cm" svg:x="4.029cm" svg:y="0.078cm"><text:p><text:s text:c="30"/>Assembly code </text:p><draw:enhanced-geometry svg:viewBox="0 0 21600 21600" draw:type="rectangle" draw:enhanced-path="M 0 0 L 21600 0 21600 21600 0 21600 0 0 Z N"/></draw:custom-shape></text:p>
      <text:p text:style-name="P1"/>
      <text:p text:style-name="P1"><draw:line text:anchor-type="paragraph" draw:z-index="11" draw:name="Shape12" draw:style-name="gr9" draw:text-style-name="P37" svg:x1="8.58cm" svg:y1="0.215cm" svg:x2="8.58cm" svg:y2="1.194cm"><text:p/></draw:line></text:p>
      <text:p text:style-name="P1"/>
      <text:p text:style-name="P1"><draw:custom-shape text:anchor-type="paragraph" draw:z-index="4" draw:name="Shape5" draw:style-name="gr5" draw:text-style-name="P36" svg:width="5.954cm" svg:height="1.138cm" svg:x="5.722cm" svg:y="0.22cm"><text:p><text:s text:c="19"/>Assembler</text:p><draw:enhanced-geometry svg:viewBox="0 0 21600 21600" draw:type="rectangle" draw:enhanced-path="M 0 0 L 21600 0 21600 21600 0 21600 0 0 Z N"/></draw:custom-shape></text:p>
      <text:p text:style-name="P1"/>
      <text:p text:style-name="P1"><draw:line text:anchor-type="paragraph" draw:z-index="12" draw:name="Shape13" draw:style-name="gr9" draw:text-style-name="P37" svg:x1="8.58cm" svg:y1="0.385cm" svg:x2="8.606cm" svg:y2="2.158cm"><text:p/></draw:line></text:p>
      <text:p text:style-name="P1"/>
      <text:p text:style-name="P1"/>
      <text:p text:style-name="P1"/>
      <text:p text:style-name="P1"><draw:custom-shape text:anchor-type="paragraph" draw:z-index="5" draw:name="Shape6" draw:style-name="gr6" draw:text-style-name="P36" svg:width="9.341cm" svg:height="0.98cm" svg:x="4.214cm" svg:y="0.21cm"><text:p><text:s text:c="18"/>Object code (hello.c) + libraries</text:p><draw:enhanced-geometry svg:viewBox="0 0 21600 21600" draw:type="rectangle" draw:enhanced-path="M 0 0 L 21600 0 21600 21600 0 21600 0 0 Z N"/></draw:custom-shape></text:p>
      <text:p text:style-name="P1"/>
      <text:p text:style-name="P1"><draw:line text:anchor-type="paragraph" draw:z-index="13" draw:name="Shape14" draw:style-name="gr9" draw:text-style-name="P37" svg:x1="8.738cm" svg:y1="0.347cm" svg:x2="8.738cm" svg:y2="1.247cm"><text:p/></draw:line></text:p>
      <text:p text:style-name="P1"/>
      <text:p text:style-name="P1"><draw:custom-shape text:anchor-type="paragraph" draw:z-index="6" draw:name="Shape7" draw:style-name="gr7" draw:text-style-name="P36" svg:width="5.636cm" svg:height="1.006cm" svg:x="6.331cm" svg:y="0.088cm"><text:p><text:s text:c="18"/>linker</text:p><draw:enhanced-geometry svg:viewBox="0 0 21600 21600" draw:type="rectangle" draw:enhanced-path="M 0 0 L 21600 0 21600 21600 0 21600 0 0 Z N"/></draw:custom-shape></text:p>
      <text:p text:style-name="P1"/>
      <text:p text:style-name="P1"><draw:line text:anchor-type="paragraph" draw:z-index="14" draw:name="Shape15" draw:style-name="gr9" draw:text-style-name="P37" svg:x1="8.712cm" svg:y1="0.12cm" svg:x2="8.712cm" svg:y2="1.522cm"><text:p/></draw:line></text:p>
      <text:p text:style-name="P1"/>
      <text:p text:style-name="P1"><draw:custom-shape text:anchor-type="paragraph" draw:z-index="7" draw:name="Shape8" draw:style-name="gr8" draw:text-style-name="P36" svg:width="10.002cm" svg:height="1.006cm" svg:x="4.082cm" svg:y="0.39cm"><text:p><text:s text:c="26"/>Executable (a.out or hello)</text:p><draw:enhanced-geometry svg:viewBox="0 0 21600 21600" draw:type="rectangle" draw:enhanced-path="M 0 0 L 21600 0 21600 21600 0 21600 0 0 Z N"/></draw:custom-shape></text:p>
      <text:p text:style-name="P1"/>
      <text:p text:style-name="P1"/>
      <text:p text:style-name="P1"/>
      <text:p text:style-name="P1"/>
      <text:p text:style-name="P1"/>
      <text:p text:style-name="P5">preprocessor <text:s/></text:p>
      <text:p text:style-name="P2"><text:s text:c="14"/><text:span text:style-name="T3"><text:s text:c="2"/></text:span><text:span text:style-name="T4">The source code which is written in a text editor and the source code file is given an extension “.c”.This source code is first passed to the preprocessor , and then the processor expands this code. After expanding the code,the expanded code is passed to the compiler.\</text:span></text:p>
      <text:p text:style-name="P9"><text:s text:c="17"/><text:span text:style-name="T1">the c processor is a macro processor that is used automatically by the c compiler <text:s/>to transform your program before actual compilation.it is called macro processor because it allows you to define macros ,which are brief abbrevations for </text:span><text:soft-page-break/><text:span text:style-name="T1">longer constructs . A macro is a segment of code which is replaced by the value of macro,macro is defined by #define directive.</text:span></text:p>
      <text:p text:style-name="P10"><text:s text:c="17"/><text:span text:style-name="T2">Preprocessing directives are lines in your program that start eith # . #define <text:s/>is followed by an identifier that is the directive name. Eg , <text:s text:c="3"/># define is the directive that defines a macro.White space is allowed before and after the # .</text:span></text:p>
      <text:p text:style-name="P11"><text:s text:c="16"/>the # and the directive name cannot come from the macro expansion,for example , if foo defined as a macro expanding to define , that does not make #foo a valid preprocessing directive.</text:p>
      <text:p text:style-name="P11"><text:s text:c="17"/>Al preprocessor directives starts with hash # symbol.</text:p>
      <text:p text:style-name="P10"/>
      <text:p text:style-name="P16"/>
      <text:p text:style-name="P16"/>
      <text:p text:style-name="P6">List of preprocessor Directives :</text:p>
      <text:p text:style-name="P12">#define</text:p>
      <text:p text:style-name="P12">#include</text:p>
      <text:p text:style-name="P12">#udef</text:p>
      <text:p text:style-name="P12">#idef</text:p>
      <text:p text:style-name="P12">#ifndef</text:p>
      <text:p text:style-name="P12">#if</text:p>
      <text:p text:style-name="P12">#else</text:p>
      <text:p text:style-name="P12">#if</text:p>
      <text:p text:style-name="P12">#else</text:p>
      <text:p text:style-name="P12">#elif</text:p>
      <text:p text:style-name="P12">#endif</text:p>
      <text:p text:style-name="P12">#error</text:p>
      <text:p text:style-name="P12">#pragma</text:p>
      <text:p text:style-name="P10"/>
      <text:p text:style-name="P10"/>
      <text:p text:style-name="P10"/>
      <text:p text:style-name="P8">1.<text:span text:style-name="T8">#include</text:span></text:p>
      <text:p text:style-name="P13"><text:s text:c="12"/>the #include preprocessor directive is used to paste code of given file into current file.it is used include system-defined and user defined header files. If include file is not found,compiler renders error .</text:p>
      <text:p text:style-name="P14">It has 3 variants.</text:p>
      <text:p text:style-name="P14"><text:s text:c="79"/></text:p>
      <text:h text:style-name="P19" text:outline-level="4"><text:bookmark text:name="includefile"/><text:span text:style-name="Source_20_Text"><text:span text:style-name="T3">#include &lt;file&gt;</text:span></text:span></text:h>
      <text:p text:style-name="P25"><text:tab/>This variant is used for system header files. It searches for a file named file in a list of directories specified by you, then in a standard list of system directories.</text:p>
      <text:h text:style-name="Heading_20_4" text:outline-level="4"><text:bookmark text:name="includefile1"/><text:span text:style-name="Source_20_Text"><text:span text:style-name="T6">#include "file"</text:span></text:span></text:h>
      <text:p text:style-name="P25"><text:tab/>This variant is used for header files of your own program. It searches for a file named file first in the current directory, then in the same directories used for system header files. The current directory is the directory of the current input file.</text:p>
      <text:h text:style-name="Heading_20_4" text:outline-level="4"><text:bookmark text:name="includeanythingelse"/><text:soft-page-break/><text:span text:style-name="Source_20_Text"><text:span text:style-name="T3">#include anything else</text:span></text:span></text:h>
      <text:p text:style-name="Text_20_body"><text:span text:style-name="T3"><text:tab/>This variant is called a computed </text:span><text:span text:style-name="Source_20_Text"><text:span text:style-name="T3">#include</text:span></text:span><text:span text:style-name="T3">. Any </text:span><text:span text:style-name="Source_20_Text"><text:span text:style-name="T3">#include</text:span></text:span><text:span text:style-name="T3"> directive whose argument does not fit the above two forms is a computed include.</text:span></text:p>
      <text:h text:style-name="P24" text:outline-level="2"><text:bookmark text:name="2macrosdefine"/>2. Macro's (#define)</text:h>
      <text:p text:style-name="Text_20_body"><text:span text:style-name="T3"><text:tab/>Let's start with macro, as we discuss, a macro is a segment of code which is replaced by the value of macro. Macro is defined by </text:span><text:span text:style-name="Source_20_Text"><text:span text:style-name="T3">#define</text:span></text:span><text:span text:style-name="T3"> directive.</text:span></text:p>
      <text:p text:style-name="Text_20_body"><text:span text:style-name="Strong_20_Emphasis"><text:span text:style-name="T3">Syntax</text:span></text:span></text:p>
      <text:p text:style-name="P18"><text:span text:style-name="Source_20_Text"><text:span text:style-name="T3">#define token value <text:s/></text:span></text:span></text:p>
      <text:p text:style-name="P25">There are two types of macros:</text:p>
      <text:list xml:id="list2416387934" text:style-name="L1">
        <text:list-item>
          <text:p text:style-name="P30">Object-like Macros </text:p>
        </text:list-item>
        <text:list-item>
          <text:p text:style-name="P27">Function-like Macros </text:p>
        </text:list-item>
      </text:list>
      <text:h text:style-name="P20" text:outline-level="4"><text:bookmark text:name="1objectlikemacros"/>1. Object-like Macros</text:h>
      <text:p text:style-name="P25"><text:tab/>The object-like macro is an identifier that is replaced by value. It is widely used to represent numeric constants. For example:</text:p>
      <text:p text:style-name="P18"><text:span text:style-name="Source_20_Text"><text:span text:style-name="T3">#define PI 3.1415 <text:s/></text:span></text:span></text:p>
      <text:p text:style-name="P25"><text:tab/>Here, PI is the macro name which will be replaced by the value 3.14. Let's see an example of Object-like Macros :</text:p>
      <text:p text:style-name="Preformatted_20_Text"><text:span text:style-name="Source_20_Text"><text:span text:style-name="T3">#include &lt;stdio.h&gt; <text:s/></text:span></text:span></text:p>
      <text:p text:style-name="Preformatted_20_Text"><text:span text:style-name="Source_20_Text"><text:span text:style-name="T3">#define PI 3.1415 </text:span></text:span></text:p>
      <text:p text:style-name="Preformatted_20_Text"><text:span text:style-name="Source_20_Text"><text:span text:style-name="T3">main() </text:span></text:span></text:p>
      <text:p text:style-name="Preformatted_20_Text"><text:span text:style-name="Source_20_Text"><text:span text:style-name="T3">{ <text:s/></text:span></text:span></text:p>
      <text:p text:style-name="Preformatted_20_Text"><text:span text:style-name="Source_20_Text"><text:span text:style-name="T3"><text:s text:c="3"/>printf("%f",PI); <text:s/></text:span></text:span></text:p>
      <text:p text:style-name="P18"><text:span text:style-name="Source_20_Text"><text:span text:style-name="T3">} <text:s/></text:span></text:span></text:p>
      <text:p text:style-name="Text_20_body"><text:span text:style-name="Strong_20_Emphasis"><text:span text:style-name="T3">Output:</text:span></text:span></text:p>
      <text:p text:style-name="P18"><text:span text:style-name="Source_20_Text"><text:span text:style-name="T3">3.14000</text:span></text:span></text:p>
      <text:h text:style-name="P20" text:outline-level="4"><text:bookmark text:name="2functionlikemacros"/>2. Function-like Macros</text:h>
      <text:p text:style-name="P25"><text:tab/>The function-like macro looks like function call. For example:</text:p>
      <text:p text:style-name="P18"><text:span text:style-name="Source_20_Text"><text:span text:style-name="T3">#define MIN(a,b) ((a)&lt;(b)?(a):(b)) <text:s text:c="3"/></text:span></text:span></text:p>
      <text:p text:style-name="P25"><text:tab/>Here, MIN is the macro name. Let's see an example of Function-like Macros :</text:p>
      <text:p text:style-name="Preformatted_20_Text"><text:span text:style-name="Source_20_Text"><text:span text:style-name="T3">#include &lt;stdio.h&gt; <text:s/></text:span></text:span></text:p>
      <text:p text:style-name="Preformatted_20_Text"><text:span text:style-name="Source_20_Text"><text:span text:style-name="T3">#define MIN(a,b) ((a)&lt;(b)?(a):(b)) <text:s/></text:span></text:span></text:p>
      <text:p text:style-name="Preformatted_20_Text"><text:soft-page-break/><text:span text:style-name="Source_20_Text"><text:span text:style-name="T3">void main() { <text:s/></text:span></text:span></text:p>
      <text:p text:style-name="Preformatted_20_Text"><text:span text:style-name="Source_20_Text"><text:span text:style-name="T3"><text:s text:c="3"/>printf("Minimum between 10 and 20 is: %d\n", MIN(10,20)); <text:s text:c="3"/></text:span></text:span></text:p>
      <text:p text:style-name="P18"><text:span text:style-name="Source_20_Text"><text:span text:style-name="T3">} <text:s/></text:span></text:span></text:p>
      <text:p text:style-name="Text_20_body"><text:span text:style-name="Strong_20_Emphasis"><text:span text:style-name="T3">Output:</text:span></text:span></text:p>
      <text:p text:style-name="P18"><text:span text:style-name="Source_20_Text"><text:span text:style-name="T3">Minimum between 10 and 20 is: 10</text:span></text:span></text:p>
      <text:h text:style-name="P20" text:outline-level="4"><text:bookmark text:name="preprocessorformatting"/>Preprocessor Formatting</text:h>
      <text:p text:style-name="P25"><text:tab/>A preprocessing directive cannot be more than one line in normal circumstances. It may be split cosmetically with Backslash-Newline. Comments containing Newlines can also divide the directive into multiple lines.</text:p>
      <text:p text:style-name="P25">for example, you can split a line cosmetically with Backslash-Newline anywhere:</text:p>
      <text:p text:style-name="Preformatted_20_Text"><text:span text:style-name="Source_20_Text"><text:span text:style-name="T3">/*</text:span></text:span></text:p>
      <text:p text:style-name="Preformatted_20_Text"><text:span text:style-name="Source_20_Text"><text:span text:style-name="T3">*/ # /*</text:span></text:span></text:p>
      <text:p text:style-name="Preformatted_20_Text"><text:span text:style-name="Source_20_Text"><text:span text:style-name="T3">*/ defi\</text:span></text:span></text:p>
      <text:p text:style-name="Preformatted_20_Text"><text:span text:style-name="Source_20_Text"><text:span text:style-name="T3">ne FO\</text:span></text:span></text:p>
      <text:p text:style-name="Preformatted_20_Text"><text:span text:style-name="Source_20_Text"><text:span text:style-name="T3">O 10\</text:span></text:span></text:p>
      <text:p text:style-name="P18"><text:span text:style-name="Source_20_Text"><text:span text:style-name="T3">20</text:span></text:span></text:p>
      <text:p text:style-name="Text_20_body"><text:span text:style-name="T3">is equivalent into </text:span><text:span text:style-name="Source_20_Text"><text:span text:style-name="T3">#define FOO 1020</text:span></text:span><text:span text:style-name="T3">.</text:span></text:p>
      <text:h text:style-name="P24" text:outline-level="2"><text:bookmark text:name="3undef"/>3. #undef</text:h>
      <text:p text:style-name="Text_20_body"><text:span text:style-name="T3">T<text:tab/>o undefine a macro means to cancel its definition. This is done with the </text:span><text:span text:style-name="Source_20_Text"><text:span text:style-name="T3">#undef</text:span></text:span><text:span text:style-name="T3"> directive.</text:span></text:p>
      <text:p text:style-name="Text_20_body"><text:span text:style-name="Strong_20_Emphasis"><text:span text:style-name="T3">Syntax:</text:span></text:span></text:p>
      <text:p text:style-name="P18"><text:span text:style-name="Source_20_Text"><text:span text:style-name="T3">#undef token <text:s/></text:span></text:span></text:p>
      <text:p text:style-name="Text_20_body"><text:span text:style-name="Strong_20_Emphasis"><text:span text:style-name="T3">define and undefine example</text:span></text:span></text:p>
      <text:p text:style-name="Preformatted_20_Text"><text:span text:style-name="Source_20_Text"><text:span text:style-name="T3">#include &lt;stdio.h&gt; <text:s/></text:span></text:span></text:p>
      <text:p text:style-name="Preformatted_20_Text"><text:span text:style-name="Source_20_Text"><text:span text:style-name="T3">#define PI 3.1415 <text:s/></text:span></text:span></text:p>
      <text:p text:style-name="Preformatted_20_Text"><text:span text:style-name="Source_20_Text"><text:span text:style-name="T3">#undef PI <text:s/></text:span></text:span></text:p>
      <text:p text:style-name="Preformatted_20_Text"><text:span text:style-name="Source_20_Text"><text:span text:style-name="T3">main() { <text:s/></text:span></text:span></text:p>
      <text:p text:style-name="Preformatted_20_Text"><text:span text:style-name="Source_20_Text"><text:span text:style-name="T3"><text:s text:c="3"/>printf("%f",PI); <text:s/></text:span></text:span></text:p>
      <text:p text:style-name="P18"><text:span text:style-name="Source_20_Text"><text:span text:style-name="T3">} <text:s/></text:span></text:span></text:p>
      <text:p text:style-name="Text_20_body"><text:span text:style-name="Strong_20_Emphasis"><text:span text:style-name="T3">Output:</text:span></text:span></text:p>
      <text:p text:style-name="P18"><text:span text:style-name="Source_20_Text"><text:span text:style-name="T3">Compile Time Error: 'PI' undeclared</text:span></text:span></text:p>
      <text:h text:style-name="P24" text:outline-level="2"><text:bookmark text:name="4ifdef"/><text:soft-page-break/>4. #ifdef</text:h>
      <text:p text:style-name="Text_20_body"><text:span text:style-name="T3"><text:tab/>The </text:span><text:span text:style-name="Source_20_Text"><text:span text:style-name="T3">#ifdef</text:span></text:span><text:span text:style-name="T3"> preprocessor directive checks if macro is defined by </text:span><text:span text:style-name="Source_20_Text"><text:span text:style-name="T3">#define</text:span></text:span><text:span text:style-name="T3">. If yes, it executes the code.</text:span></text:p>
      <text:p text:style-name="Text_20_body"><text:span text:style-name="Strong_20_Emphasis"><text:span text:style-name="T3">Syntax:</text:span></text:span></text:p>
      <text:p text:style-name="Preformatted_20_Text"><text:span text:style-name="Source_20_Text"><text:span text:style-name="T3">#ifdef MACRO <text:s/></text:span></text:span></text:p>
      <text:p text:style-name="Preformatted_20_Text"><text:span text:style-name="Source_20_Text"><text:span text:style-name="T3">//code <text:s/></text:span></text:span></text:p>
      <text:p text:style-name="P18"><text:span text:style-name="Source_20_Text"><text:span text:style-name="T3">#endif</text:span></text:span></text:p>
      <text:h text:style-name="P24" text:outline-level="2"><text:bookmark text:name="5ifndef"/>5. #ifndef</text:h>
      <text:p text:style-name="Text_20_body"><text:span text:style-name="T3"><text:tab/>The </text:span><text:span text:style-name="Source_20_Text"><text:span text:style-name="T3">#ifndef</text:span></text:span><text:span text:style-name="T3"> preprocessor directive checks if macro is not defined by </text:span><text:span text:style-name="Source_20_Text"><text:span text:style-name="T3">#define</text:span></text:span><text:span text:style-name="T3">. If yes, it executes the code.</text:span></text:p>
      <text:p text:style-name="Text_20_body"><text:span text:style-name="Strong_20_Emphasis"><text:span text:style-name="T3">Syntax:</text:span></text:span></text:p>
      <text:p text:style-name="Preformatted_20_Text"><text:span text:style-name="Source_20_Text"><text:span text:style-name="T3">#ifndef MACRO <text:s/></text:span></text:span></text:p>
      <text:p text:style-name="Preformatted_20_Text"><text:span text:style-name="Source_20_Text"><text:span text:style-name="T3">//code <text:s/></text:span></text:span></text:p>
      <text:p text:style-name="P18"><text:span text:style-name="Source_20_Text"><text:span text:style-name="T3">#endif <text:s/></text:span></text:span></text:p>
      <text:h text:style-name="P24" text:outline-level="2"><text:bookmark text:name="6if"/>6. #if</text:h>
      <text:p text:style-name="Text_20_body"><text:span text:style-name="T3"><text:tab/>The </text:span><text:span text:style-name="Source_20_Text"><text:span text:style-name="T3">#if</text:span></text:span><text:span text:style-name="T3"> preprocessor directive evaluates the expression or condition. If condition is true, it executes the code.</text:span></text:p>
      <text:p text:style-name="Text_20_body"><text:span text:style-name="Strong_20_Emphasis"><text:span text:style-name="T3">Syntax:</text:span></text:span></text:p>
      <text:p text:style-name="Preformatted_20_Text"><text:span text:style-name="Source_20_Text"><text:span text:style-name="T3">#if expression <text:s/></text:span></text:span></text:p>
      <text:p text:style-name="Preformatted_20_Text"><text:span text:style-name="Source_20_Text"><text:span text:style-name="T3">//code <text:s/></text:span></text:span></text:p>
      <text:p text:style-name="P18"><text:span text:style-name="Source_20_Text"><text:span text:style-name="T3">#endif <text:s/></text:span></text:span></text:p>
      <text:h text:style-name="P24" text:outline-level="2"><text:bookmark text:name="7else"/>7. #else</text:h>
      <text:p text:style-name="Text_20_body"><text:span text:style-name="T3"><text:tab/>The </text:span><text:span text:style-name="Source_20_Text"><text:span text:style-name="T3">#else</text:span></text:span><text:span text:style-name="T3"> preprocessor directive evaluates the expression or condition if condition of </text:span><text:span text:style-name="Source_20_Text"><text:span text:style-name="T3">#if</text:span></text:span><text:span text:style-name="T3"> is false. It can be used with </text:span><text:span text:style-name="Source_20_Text"><text:span text:style-name="T3">#if</text:span></text:span><text:span text:style-name="T3">, </text:span><text:span text:style-name="Source_20_Text"><text:span text:style-name="T3">#elif</text:span></text:span><text:span text:style-name="T3">, </text:span><text:span text:style-name="Source_20_Text"><text:span text:style-name="T3">#ifdef</text:span></text:span><text:span text:style-name="T3"> and </text:span><text:span text:style-name="Source_20_Text"><text:span text:style-name="T3">#ifndef</text:span></text:span><text:span text:style-name="T3"> directives.</text:span></text:p>
      <text:p text:style-name="Text_20_body"><text:span text:style-name="Strong_20_Emphasis"><text:span text:style-name="T3">Syntax:</text:span></text:span></text:p>
      <text:p text:style-name="Preformatted_20_Text"><text:span text:style-name="Source_20_Text"><text:span text:style-name="T3">#if expression <text:s/></text:span></text:span></text:p>
      <text:p text:style-name="Preformatted_20_Text"><text:span text:style-name="Source_20_Text"><text:span text:style-name="T3">//if code <text:s/></text:span></text:span></text:p>
      <text:p text:style-name="Preformatted_20_Text"><text:span text:style-name="Source_20_Text"><text:span text:style-name="T3">#else <text:s/></text:span></text:span></text:p>
      <text:p text:style-name="Preformatted_20_Text"><text:span text:style-name="Source_20_Text"><text:span text:style-name="T3">//else code <text:s/></text:span></text:span></text:p>
      <text:p text:style-name="P18"><text:span text:style-name="Source_20_Text"><text:span text:style-name="T3">#endif</text:span></text:span></text:p>
      <text:p text:style-name="Text_20_body"><text:span text:style-name="Strong_20_Emphasis"><text:span text:style-name="T3"/></text:span></text:p>
      <text:p text:style-name="Text_20_body"><text:soft-page-break/><text:span text:style-name="Strong_20_Emphasis"><text:span text:style-name="T3">Syntax with #elif</text:span></text:span></text:p>
      <text:p text:style-name="Preformatted_20_Text"><text:span text:style-name="Source_20_Text"><text:span text:style-name="T3">#if expression <text:s/></text:span></text:span></text:p>
      <text:p text:style-name="Preformatted_20_Text"><text:span text:style-name="Source_20_Text"><text:span text:style-name="T3">//if code <text:s/></text:span></text:span></text:p>
      <text:p text:style-name="Preformatted_20_Text"><text:span text:style-name="Source_20_Text"><text:span text:style-name="T3">#elif expression <text:s/></text:span></text:span></text:p>
      <text:p text:style-name="Preformatted_20_Text"><text:span text:style-name="Source_20_Text"><text:span text:style-name="T3">//elif code <text:s/></text:span></text:span></text:p>
      <text:p text:style-name="Preformatted_20_Text"><text:span text:style-name="Source_20_Text"><text:span text:style-name="T3">#else <text:s/></text:span></text:span></text:p>
      <text:p text:style-name="Preformatted_20_Text"><text:span text:style-name="Source_20_Text"><text:span text:style-name="T3">//else code <text:s/></text:span></text:span></text:p>
      <text:p text:style-name="P18"><text:span text:style-name="Source_20_Text"><text:span text:style-name="T3">#endif <text:s/></text:span></text:span></text:p>
      <text:p text:style-name="Text_20_body"><text:span text:style-name="Strong_20_Emphasis"><text:span text:style-name="T3">Example</text:span></text:span></text:p>
      <text:p text:style-name="Preformatted_20_Text"><text:span text:style-name="Source_20_Text"><text:span text:style-name="T3">#include &lt;stdio.h&gt; <text:s/></text:span></text:span></text:p>
      <text:p text:style-name="Preformatted_20_Text"><text:span text:style-name="Source_20_Text"><text:span text:style-name="T3">#include &lt;conio.h&gt; <text:s/></text:span></text:span></text:p>
      <text:p text:style-name="Preformatted_20_Text"><text:span text:style-name="Source_20_Text"><text:span text:style-name="T3">#define NUMBER 1 <text:s/></text:span></text:span></text:p>
      <text:p text:style-name="Preformatted_20_Text"><text:span text:style-name="Source_20_Text"><text:span text:style-name="T3">void main() { <text:s/></text:span></text:span></text:p>
      <text:p text:style-name="Preformatted_20_Text"><text:span text:style-name="Source_20_Text"><text:span text:style-name="T3">#if NUMBER==0 <text:s/></text:span></text:span></text:p>
      <text:p text:style-name="Preformatted_20_Text"><text:span text:style-name="Source_20_Text"><text:span text:style-name="T3">printf("Value of Number is: %d",NUMBER); <text:s/></text:span></text:span></text:p>
      <text:p text:style-name="Preformatted_20_Text"><text:span text:style-name="Source_20_Text"><text:span text:style-name="T3">#else <text:s text:c="1214"/></text:span></text:span></text:p>
      <text:p text:style-name="Preformatted_20_Text"><text:span text:style-name="Source_20_Text"><text:span text:style-name="T3">print("Value of Number is non-zero"); <text:s/></text:span></text:span></text:p>
      <text:p text:style-name="Preformatted_20_Text"><text:span text:style-name="Source_20_Text"><text:span text:style-name="T3">#endif <text:s text:c="8"/></text:span></text:span></text:p>
      <text:p text:style-name="Preformatted_20_Text"><text:span text:style-name="Source_20_Text"><text:span text:style-name="T3">getch(); <text:s/></text:span></text:span></text:p>
      <text:p text:style-name="P18"><text:span text:style-name="Source_20_Text"><text:span text:style-name="T3">} <text:s/></text:span></text:span></text:p>
      <text:p text:style-name="Text_20_body"><text:span text:style-name="Strong_20_Emphasis"><text:span text:style-name="T3">Output</text:span></text:span></text:p>
      <text:p text:style-name="P18"><text:span text:style-name="Source_20_Text"><text:span text:style-name="T3">Value of Number is non-zero</text:span></text:span></text:p>
      <text:h text:style-name="P24" text:outline-level="2"><text:bookmark text:name="8error"/>8. #error</text:h>
      <text:p text:style-name="Text_20_body"><text:span text:style-name="T3"><text:tab/>The </text:span><text:span text:style-name="Source_20_Text"><text:span text:style-name="T3">#error</text:span></text:span><text:span text:style-name="T3"> preprocessor directive indicates error. The compiler gives fatal error if </text:span><text:span text:style-name="Source_20_Text"><text:span text:style-name="T3">#error</text:span></text:span><text:span text:style-name="T3"> directive is found and skips further compilation process.</text:span></text:p>
      <text:p text:style-name="Text_20_body"><text:span text:style-name="Strong_20_Emphasis"><text:span text:style-name="T3">C #error example</text:span></text:span></text:p>
      <text:p text:style-name="Preformatted_20_Text"><text:span text:style-name="Source_20_Text"><text:span text:style-name="T3">#include&lt;stdio.h&gt; <text:s/></text:span></text:span></text:p>
      <text:p text:style-name="Preformatted_20_Text"><text:span text:style-name="Source_20_Text"><text:span text:style-name="T3">#ifndef __MATH_H <text:s/></text:span></text:span></text:p>
      <text:p text:style-name="Preformatted_20_Text"><text:span text:style-name="Source_20_Text"><text:span text:style-name="T3">#error First include then compile <text:s/></text:span></text:span></text:p>
      <text:p text:style-name="Preformatted_20_Text"><text:span text:style-name="Source_20_Text"><text:span text:style-name="T3">#else <text:s/></text:span></text:span></text:p>
      <text:p text:style-name="Preformatted_20_Text"><text:span text:style-name="Source_20_Text"><text:span text:style-name="T3">void main(){ <text:s/></text:span></text:span></text:p>
      <text:p text:style-name="Preformatted_20_Text"><text:span text:style-name="Source_20_Text"><text:span text:style-name="T3"><text:s text:c="4"/>float a; <text:s/></text:span></text:span></text:p>
      <text:p text:style-name="Preformatted_20_Text"><text:span text:style-name="Source_20_Text"><text:span text:style-name="T3"><text:s text:c="4"/>a=sqrt(7); <text:s/></text:span></text:span></text:p>
      <text:p text:style-name="Preformatted_20_Text"><text:span text:style-name="Source_20_Text"><text:span text:style-name="T3"><text:s text:c="4"/>printf("%f",a); <text:s/></text:span></text:span></text:p>
      <text:p text:style-name="Preformatted_20_Text"><text:span text:style-name="Source_20_Text"><text:span text:style-name="T3">} <text:s/></text:span></text:span></text:p>
      <text:p text:style-name="P18"><text:span text:style-name="Source_20_Text"><text:span text:style-name="T3">#endif</text:span></text:span></text:p>
      <text:h text:style-name="P24" text:outline-level="2"><text:bookmark text:name="9pragma"/><text:soft-page-break/>9. #pragma</text:h>
      <text:p text:style-name="Text_20_body"><text:span text:style-name="T3"><text:tab/>The </text:span><text:span text:style-name="Source_20_Text"><text:span text:style-name="T3">#pragma</text:span></text:span><text:span text:style-name="T3"> preprocessor directive is used to provide additional information to the compiler. The </text:span><text:span text:style-name="Source_20_Text"><text:span text:style-name="T3">#pragma</text:span></text:span><text:span text:style-name="T3"> directive is used by the compiler to offer machine or operating-system feature. Different compilers can provide different usage of #pragma directive.</text:span></text:p>
      <text:p text:style-name="Text_20_body"><text:span text:style-name="Strong_20_Emphasis"><text:span text:style-name="T3">Syntax:</text:span></text:span></text:p>
      <text:p text:style-name="P18"><text:span text:style-name="Source_20_Text"><text:span text:style-name="T3">#pragma token </text:span></text:span></text:p>
      <text:p text:style-name="Text_20_body"><text:span text:style-name="Strong_20_Emphasis"><text:span text:style-name="T3">Example</text:span></text:span></text:p>
      <text:p text:style-name="Preformatted_20_Text"><text:span text:style-name="Source_20_Text"><text:span text:style-name="T3">#include&lt;stdio.h&gt; <text:s/></text:span></text:span></text:p>
      <text:p text:style-name="Preformatted_20_Text"><text:span text:style-name="Source_20_Text"><text:span text:style-name="T3">#include&lt;conio.h&gt; <text:s/></text:span></text:span></text:p>
      <text:p text:style-name="Preformatted_20_Text"><text:span text:style-name="Source_20_Text"><text:span text:style-name="T3"><text:s text:c="2"/></text:span></text:span></text:p>
      <text:p text:style-name="Preformatted_20_Text"><text:span text:style-name="Source_20_Text"><text:span text:style-name="T3">void func() ; <text:s/></text:span></text:span></text:p>
      <text:p text:style-name="Preformatted_20_Text"><text:span text:style-name="Source_20_Text"><text:span text:style-name="T3"><text:s text:c="2"/></text:span></text:span></text:p>
      <text:p text:style-name="Preformatted_20_Text"><text:span text:style-name="Source_20_Text"><text:span text:style-name="T3">#pragma startup func <text:s/></text:span></text:span></text:p>
      <text:p text:style-name="Preformatted_20_Text"><text:span text:style-name="Source_20_Text"><text:span text:style-name="T3">#pragma exit func <text:s/></text:span></text:span></text:p>
      <text:p text:style-name="Preformatted_20_Text"><text:span text:style-name="Source_20_Text"><text:span text:style-name="T3"><text:s text:c="2"/></text:span></text:span></text:p>
      <text:p text:style-name="Preformatted_20_Text"><text:span text:style-name="Source_20_Text"><text:span text:style-name="T3">void main(){ <text:s/></text:span></text:span></text:p>
      <text:p text:style-name="Preformatted_20_Text"><text:span text:style-name="Source_20_Text"><text:span text:style-name="T3">printf("\nI am in main"); <text:s/></text:span></text:span></text:p>
      <text:p text:style-name="Preformatted_20_Text"><text:span text:style-name="Source_20_Text"><text:span text:style-name="T3">getch(); <text:s/></text:span></text:span></text:p>
      <text:p text:style-name="Preformatted_20_Text"><text:span text:style-name="Source_20_Text"><text:span text:style-name="T3">} <text:s/></text:span></text:span></text:p>
      <text:p text:style-name="Preformatted_20_Text"><text:span text:style-name="Source_20_Text"><text:span text:style-name="T3"><text:s text:c="2"/></text:span></text:span></text:p>
      <text:p text:style-name="Preformatted_20_Text"><text:span text:style-name="Source_20_Text"><text:span text:style-name="T3">void func(){ <text:s/></text:span></text:span></text:p>
      <text:p text:style-name="Preformatted_20_Text"><text:span text:style-name="Source_20_Text"><text:span text:style-name="T3">printf("\nI am in func"); <text:s/></text:span></text:span></text:p>
      <text:p text:style-name="Preformatted_20_Text"><text:span text:style-name="Source_20_Text"><text:span text:style-name="T3">getch(); <text:s/></text:span></text:span></text:p>
      <text:p text:style-name="P18"><text:span text:style-name="Source_20_Text"><text:span text:style-name="T3">} <text:s/></text:span></text:span></text:p>
      <text:p text:style-name="Text_20_body"><text:span text:style-name="Strong_20_Emphasis"><text:span text:style-name="T3">Output</text:span></text:span></text:p>
      <text:p text:style-name="Preformatted_20_Text"><text:span text:style-name="Source_20_Text"><text:span text:style-name="T3">I am in func</text:span></text:span></text:p>
      <text:p text:style-name="Preformatted_20_Text"><text:span text:style-name="Source_20_Text"><text:span text:style-name="T3">I am in main</text:span></text:span></text:p>
      <text:p text:style-name="P18"><text:span text:style-name="Source_20_Text"><text:span text:style-name="T3">I am in func</text:span></text:span></text:p>
      <text:p text:style-name="P9"/>
      <text:p text:style-name="P15"><text:s text:c="115"/></text:p>
      <text:p text:style-name="P4"/>
      <text:p text:style-name="P35">Compiler</text:p>
      <text:p text:style-name="P25"><text:tab/>The code which is expanded by the preprocessor is passed to the compiler. The compiler converts this code into assembly code. Or we can say that the C compiler converts the pre-processed code into assembly code.</text:p>
      <text:h text:style-name="P21" text:outline-level="3"><text:soft-page-break/>Assembler</text:h>
      <text:p text:style-name="Text_20_body"><text:span text:style-name="T3"><text:tab/>The assembly code is converted into object code by using an assembler. The name of the object file generated by the assembler is the same as the source file. The extension of the object file in DOS is '.obj,' and in UNIX, the extension is 'o'. If the name of the source file is </text:span><text:span text:style-name="Strong_20_Emphasis"><text:span text:style-name="T3">'hello.c',</text:span></text:span><text:span text:style-name="T3"> then the name of the object file would be 'hello.obj'.</text:span></text:p>
      <text:h text:style-name="P21" text:outline-level="3">Linker</text:h>
      <text:p text:style-name="P26"><text:tab/>Mainly, all the programs written in C use library functions. These library functions are pre-compiled, and the object code of these library files is stored with '.lib' (or '.a') extension. </text:p>
      <text:p text:style-name="P26"><text:tab/>The main working of the linker is to combine the object code of library files with the object code of our program. Sometimes the situation arises when our program refers to the functions defined in other files; then linker plays a very important role in this. It links the object code of these files to our program. Therefore, we conclude that the job of the linker is to link the object code of our program with the object code of the library files and other files. </text:p>
      <text:p text:style-name="P26"><text:tab/>The output of the linker is the executable file. The name of the executable file is the same as the source file but differs only in their extensions. In DOS, the extension of the executable file is '.exe', and in UNIX, the executable file can be named as 'a.out'. For example, if we are using printf() function in a program, then the linker adds its associated code in an output file.</text:p>
      <text:p text:style-name="Text_20_body"><text:span text:style-name="Strong_20_Emphasis"><text:span text:style-name="T7">Let's understand through an example.</text:span></text:span></text:p>
      <text:p text:style-name="Text_20_body"><text:span text:style-name="Strong_20_Emphasis"><text:span text:style-name="T3">hello.c</text:span></text:span></text:p>
      <text:list xml:id="list4170085909" text:style-name="L2">
        <text:list-item>
          <text:p text:style-name="P31">#include&lt;stdio.h&gt;</text:p>
        </text:list-item>
        <text:list-item>
          <text:p text:style-name="P31">int main()</text:p>
        </text:list-item>
        <text:list-item>
          <text:p text:style-name="P31">{</text:p>
        </text:list-item>
        <text:list-item>
          <text:p text:style-name="P31">printf("Hello javaTpoint");</text:p>
        </text:list-item>
        <text:list-item>
          <text:p text:style-name="P31">retur<text:span text:style-name="T8">n </text:span>0;</text:p>
        </text:list-item>
        <text:list-item>
          <text:p text:style-name="P28">}</text:p>
        </text:list-item>
      </text:list>
      <text:p text:style-name="Text_20_body"><text:span text:style-name="Strong_20_Emphasis"><text:span text:style-name="T3"/></text:span></text:p>
      <text:p text:style-name="P25"><text:s/></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oft-page-break/><text:span text:style-name="Strong_20_Emphasis"><text:span text:style-name="T3">In the above </text:span></text:span><text:span text:style-name="Strong_20_Emphasis"><text:span text:style-name="T5">program</text:span></text:span><text:span text:style-name="Strong_20_Emphasis"><text:span text:style-name="T3">, the following steps are taken to execute a program:</text:span></text:span></text:p>
      <text:list xml:id="list893165078" text:style-name="L3">
        <text:list-item>
          <text:p text:style-name="P33"><text:span text:style-name="T3">Firstly, the input file, i.e., </text:span><text:span text:style-name="Strong_20_Emphasis"><text:span text:style-name="T3">hello.c,</text:span></text:span><text:span text:style-name="T3"> is passed to the preprocessor, and the preprocessor converts the source code into expanded source code. The extension of the expanded source code would be </text:span><text:span text:style-name="Strong_20_Emphasis"><text:span text:style-name="T3">hello.i.</text:span></text:span><text:span text:style-name="T3"> </text:span></text:p>
        </text:list-item>
        <text:list-item>
          <text:p text:style-name="P33"><text:span text:style-name="T3">The expanded source code is passed to the compiler, and the compiler converts this expanded source code into assembly code. The extension of the assembly code would be </text:span><text:span text:style-name="Strong_20_Emphasis"><text:span text:style-name="T3">hello.s.</text:span></text:span><text:span text:style-name="T3"> </text:span></text:p>
        </text:list-item>
        <text:list-item>
          <text:p text:style-name="P32">This assembly code is then sent to the assembler, which converts the assembly code into object code. </text:p>
        </text:list-item>
        <text:list-item>
          <text:p text:style-name="P29">After the creation of an object code, the linker creates the executable file. The loader will then load the executable file for the execution. </text:p>
        </text:list-item>
      </text:list>
      <text:p text:style-name="P3"><text:span text:style-name="Emphasis"><text:span text:style-name="T3"/></text:span></text:p>
      <text:h text:style-name="P22" text:outline-level="2"/>
      <text:h text:style-name="P23"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9T12:35:13.201200714</meta:creation-date>
    <meta:editing-duration>PT2H11M40S</meta:editing-duration>
    <meta:editing-cycles>7</meta:editing-cycles>
    <meta:generator>LibreOffice/6.0.7.3$Linux_X86_64 LibreOffice_project/00m0$Build-3</meta:generator>
    <dc:date>2020-03-31T20:53:17.616690165</dc:date>
    <meta:document-statistic meta:table-count="0" meta:image-count="0" meta:object-count="0" meta:page-count="9" meta:paragraph-count="194" meta:word-count="1335" meta:character-count="9629" meta:non-whitespace-character-count="6769"/>
  </office:meta>
</office:document-meta>
</file>